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E90000029F37D9AAB3637938FF.png" manifest:media-type="image/png"/>
  <manifest:file-entry manifest:full-path="Pictures/10002D9B00005F30000055AECD934A157CF94E5F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00a933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00a93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2a6099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solid" draw:fill-color="#2a60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45347b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none" draw:fill="solid" draw:fill-color="#45347b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none" svg:stroke-color="#000000" draw:fill="none" draw:fill-color="#ffffff" fo:min-height="0.738cm"/>
    </style:style>
    <style:style style:name="P1" style:family="paragraph">
      <loext:graphic-properties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solid" draw:fill-color="#00a933"/>
      <style:paragraph-properties fo:text-align="center"/>
    </style:style>
    <style:style style:name="P3" style:family="paragraph">
      <loext:graphic-properties draw:fill="solid" draw:fill-color="#2a6099"/>
      <style:paragraph-properties fo:text-align="center"/>
    </style:style>
    <style:style style:name="P4" style:family="paragraph">
      <loext:graphic-properties draw:fill="solid" draw:fill-color="#45347b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6cm" svg:height="3.6cm" svg:x="1.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2cm" svg:height="1.8cm" svg:x="2.3cm" svg:y="2.4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</draw:frame>
        </draw:g>
        <draw:g>
          <draw:custom-shape draw:style-name="gr3" draw:text-style-name="P2" draw:layer="layout" svg:width="3.6cm" svg:height="3.6cm" svg:x="6.1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2.4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5" draw:text-style-name="P3" draw:layer="layout" svg:width="3.6cm" svg:height="3.6cm" svg:x="10.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2cm" svg:height="1.8cm" svg:x="11.5cm" svg:y="2.4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7" draw:text-style-name="P4" draw:layer="layout" svg:width="3.6cm" svg:height="3.6cm" svg:x="15.3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2cm" svg:height="1.8cm" svg:x="16.1cm" svg:y="2.4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9" draw:text-style-name="P1" draw:layer="layout" svg:width="3.6cm" svg:height="3.6cm" svg:x="1.5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" draw:layer="layout" svg:width="2cm" svg:height="1.8cm" svg:x="2.3cm" svg:y="7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3" draw:text-style-name="P2" draw:layer="layout" svg:width="3.6cm" svg:height="3.6cm" svg:x="6.1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7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5" draw:text-style-name="P3" draw:layer="layout" svg:width="3.6cm" svg:height="3.6cm" svg:x="10.7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2cm" svg:height="1.8cm" svg:x="11.5cm" svg:y="7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7" draw:text-style-name="P4" draw:layer="layout" svg:width="3.6cm" svg:height="3.6cm" svg:x="15.3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2cm" svg:height="1.8cm" svg:x="16.1cm" svg:y="7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11" draw:text-style-name="P1" draw:layer="layout" svg:width="3.6cm" svg:height="3.6cm" svg:x="1.5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" draw:layer="layout" svg:width="2cm" svg:height="1.8cm" svg:x="2.3cm" svg:y="11.6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3" draw:text-style-name="P2" draw:layer="layout" svg:width="3.6cm" svg:height="3.6cm" svg:x="6.1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11.6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5" draw:text-style-name="P3" draw:layer="layout" svg:width="3.6cm" svg:height="3.6cm" svg:x="10.7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2cm" svg:height="1.8cm" svg:x="11.5cm" svg:y="11.6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7" draw:text-style-name="P4" draw:layer="layout" svg:width="3.6cm" svg:height="3.6cm" svg:x="15.3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2cm" svg:height="1.8cm" svg:x="16.1cm" svg:y="11.6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13" draw:text-style-name="P1" draw:layer="layout" svg:width="3.6cm" svg:height="3.6cm" svg:x="1.5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" draw:layer="layout" svg:width="2cm" svg:height="1.8cm" svg:x="2.3cm" svg:y="16.2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3" draw:text-style-name="P2" draw:layer="layout" svg:width="3.6cm" svg:height="3.6cm" svg:x="6.1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16.2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5" draw:text-style-name="P3" draw:layer="layout" svg:width="3.6cm" svg:height="3.6cm" svg:x="10.7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2cm" svg:height="1.8cm" svg:x="11.5cm" svg:y="16.2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7" draw:text-style-name="P4" draw:layer="layout" svg:width="3.6cm" svg:height="3.6cm" svg:x="15.3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2cm" svg:height="1.8cm" svg:x="16.1cm" svg:y="16.2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15" draw:text-style-name="P1" draw:layer="layout" svg:width="3.6cm" svg:height="3.6cm" svg:x="1.5cm" svg:y="1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" draw:layer="layout" svg:width="2cm" svg:height="1.8cm" svg:x="2.3cm" svg:y="20.8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3" draw:text-style-name="P2" draw:layer="layout" svg:width="3.6cm" svg:height="3.6cm" svg:x="6.1cm" svg:y="1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20.8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5" draw:text-style-name="P3" draw:layer="layout" svg:width="3.6cm" svg:height="3.6cm" svg:x="10.7cm" svg:y="1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2cm" svg:height="1.8cm" svg:x="11.5cm" svg:y="20.8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7" draw:text-style-name="P4" draw:layer="layout" svg:width="3.6cm" svg:height="3.6cm" svg:x="15.3cm" svg:y="1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2cm" svg:height="1.8cm" svg:x="16.1cm" svg:y="20.8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17" draw:text-style-name="P1" draw:layer="layout" svg:width="3.6cm" svg:height="3.6cm" svg:x="1.5cm" svg:y="2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" draw:layer="layout" svg:width="2cm" svg:height="1.8cm" svg:x="2.3cm" svg:y="25.4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3" draw:text-style-name="P2" draw:layer="layout" svg:width="3.6cm" svg:height="3.6cm" svg:x="6.1cm" svg:y="2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25.4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5" draw:text-style-name="P3" draw:layer="layout" svg:width="3.6cm" svg:height="3.6cm" svg:x="10.7cm" svg:y="2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2cm" svg:height="1.8cm" svg:x="11.5cm" svg:y="25.4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g>
          <draw:custom-shape draw:style-name="gr7" draw:text-style-name="P4" draw:layer="layout" svg:width="3.6cm" svg:height="3.6cm" svg:x="15.3cm" svg:y="2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2cm" svg:height="1.8cm" svg:x="16.1cm" svg:y="25.4cm">
            <draw:image xlink:href="Pictures/10002D9B00005F30000055AECD934A157CF94E5F.svg" xlink:type="simple" xlink:show="embed" xlink:actuate="onLoad" loext:mime-type="image/svg+xml">
              <text:p/>
            </draw:image>
            <draw:image xlink:href="Pictures/10000201000002E90000029F37D9AAB3637938FF.png" xlink:type="simple" xlink:show="embed" xlink:actuate="onLoad" loext:mime-type="image/png"/>
            <svg:title>Larry the Cow v1.0.1</svg:title>
          </draw:frame>
        </draw:g>
        <draw:frame draw:style-name="gr19" draw:text-style-name="P5" draw:layer="layout" svg:width="0.001cm" svg:height="1.187cm" svg:x="11.2cm" svg:y="4.9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Bitstream Cyberbit" style:font-family-asian="'Bitstream Cyberbit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5-21T19:28:28</meta:creation-date>
    <dc:date>2020-01-31T00:35:13.890076850</dc:date>
    <meta:editing-duration>PT16M48S</meta:editing-duration>
    <meta:editing-cycles>6</meta:editing-cycles>
    <meta:generator>LibreOffice/6.3.4.2.0$Linux_X86_64 LibreOffice_project/30$Build-2</meta:generator>
    <meta:document-statistic meta:object-count="73"/>
  </office:meta>
</office:document-meta>
</file>